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18c741" officeooo:paragraph-rsid="0018c741"/>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officeooo:rsid="0018c741" officeooo:paragraph-rsid="0018c741" style:font-size-asian="14pt" style:font-size-complex="14pt"/>
    </style:style>
    <style:style style:name="P3" style:family="paragraph" style:parent-style-name="Standard">
      <style:paragraph-properties fo:text-align="start" style:justify-single-word="false"/>
      <style:text-properties style:text-underline-style="none" officeooo:rsid="0018c741" officeooo:paragraph-rsid="0018c741"/>
    </style:style>
    <style:style style:name="P4" style:family="paragraph" style:parent-style-name="Standard">
      <style:paragraph-properties fo:text-align="start" style:justify-single-word="false"/>
      <style:text-properties style:text-underline-style="none" officeooo:rsid="0018c741" officeooo:paragraph-rsid="001a215e"/>
    </style:style>
    <style:style style:name="P5" style:family="paragraph" style:parent-style-name="Standard">
      <style:paragraph-properties fo:text-align="start" style:justify-single-word="false"/>
      <style:text-properties style:text-underline-style="none" officeooo:rsid="0018c741" officeooo:paragraph-rsid="001bfde3"/>
    </style:style>
    <style:style style:name="P6" style:family="paragraph" style:parent-style-name="Standard">
      <style:paragraph-properties fo:text-align="start" style:justify-single-word="false"/>
      <style:text-properties style:text-underline-style="none" officeooo:rsid="0019cbae" officeooo:paragraph-rsid="0019cbae"/>
    </style:style>
    <style:style style:name="P7" style:family="paragraph" style:parent-style-name="Standard">
      <style:paragraph-properties fo:text-align="start" style:justify-single-word="false"/>
      <style:text-properties style:text-underline-style="none" officeooo:rsid="0019fa52" officeooo:paragraph-rsid="0019fa52"/>
    </style:style>
    <style:style style:name="P8" style:family="paragraph" style:parent-style-name="Standard">
      <style:paragraph-properties fo:text-align="start" style:justify-single-word="false"/>
      <style:text-properties style:text-underline-style="none" officeooo:rsid="001a215e" officeooo:paragraph-rsid="001a215e"/>
    </style:style>
    <style:style style:name="P9" style:family="paragraph" style:parent-style-name="Standard">
      <style:paragraph-properties fo:text-align="start" style:justify-single-word="false"/>
      <style:text-properties style:text-underline-style="none" officeooo:rsid="0023300e" officeooo:paragraph-rsid="0023300e"/>
    </style:style>
    <style:style style:name="T1" style:family="text">
      <style:text-properties officeooo:rsid="0019cbae"/>
    </style:style>
    <style:style style:name="T2" style:family="text">
      <style:text-properties officeooo:rsid="0019fa52"/>
    </style:style>
    <style:style style:name="T3" style:family="text">
      <style:text-properties officeooo:rsid="001a215e"/>
    </style:style>
    <style:style style:name="T4" style:family="text">
      <style:text-properties officeooo:rsid="001ac114"/>
    </style:style>
    <style:style style:name="T5" style:family="text">
      <style:text-properties officeooo:rsid="001b5c11"/>
    </style:style>
    <style:style style:name="T6" style:family="text">
      <style:text-properties officeooo:rsid="001bfde3"/>
    </style:style>
    <style:style style:name="T7" style:family="text">
      <style:text-properties officeooo:rsid="001cc166"/>
    </style:style>
    <style:style style:name="T8" style:family="text">
      <style:text-properties officeooo:rsid="001e7c8f"/>
    </style:style>
    <style:style style:name="T9" style:family="text">
      <style:text-properties officeooo:rsid="002059a4"/>
    </style:style>
    <style:style style:name="T10" style:family="text">
      <style:text-properties officeooo:rsid="00217819"/>
    </style:style>
    <style:style style:name="T11" style:family="text">
      <style:text-properties officeooo:rsid="0022d43d"/>
    </style:style>
    <style:style style:name="T12" style:family="text">
      <style:text-properties officeooo:rsid="0023d9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ndu TD1</text:p>
      <text:p text:style-name="P1"/>
      <text:p text:style-name="P1"/>
      <text:p text:style-name="P3">Points forts de Spyder :</text:p>
      <text:p text:style-name="P9">De nombreux points rendent Spyder plus apte à une utilisation professionnelle :</text:p>
      <text:p text:style-name="P3">- Cette application permet de gérer des projets de grande envergure, en créant plusieurs fichiers et en changeant leur répertoire facilement. <text:span text:style-name="T12">Il n’est pas nécessaire d’ouvrir un navigateur.</text:span></text:p>
      <text:p text:style-name="P7">- Spyder e<text:span text:style-name="T12">st pratique pour ses diverses fonctionnalités : il </text:span>offre un accès facile à un terminal, une console, un historique, un explorateur de variables, et permet de passer d’un fichier à l’autre en un cli<text:span text:style-name="T3">c.</text:span></text:p>
      <text:p text:style-name="P4"><text:span text:style-name="T1">- La correction automatique et le débogage sont intuitifs sur Spyder, </text:span><text:span text:style-name="T2">et ce logiciel est grandement customisable. </text:span><text:span text:style-name="T3">On peut notamment redisposer les fenêtres, les dupliquer, les supprimer tel qu’on le souhaite.</text:span></text:p>
      <text:p text:style-name="P8">- Enfin, il me semble qu’<text:span text:style-name="T11">une fois </text:span>avoir pris longuement connaissance du logiciel, les divers onglets et commandes en haut de l’écran permettent plus d’options que sur Jupyter, <text:span text:style-name="T11">et par conséquent un travail mieux organisé, </text:span><text:span text:style-name="T12">et mieux rangé.</text:span></text:p>
      <text:p text:style-name="P3"/>
      <text:p text:style-name="P3">Points faibles de Spyder :</text:p>
      <text:p text:style-name="P3">J’ai rencontré de nombreux problèmes avec l’environnement de développement Spyder. Cela est dû à trois raisons :</text:p>
      <text:p text:style-name="P3">1) L’interface <text:span text:style-name="T1">linéaire </text:span><text:span text:style-name="T4">de Jupyter est plus intuitive, et permet de tester du code plus facilement. Je n’arrive pas à redimensionner les onglets comme je le souhaite. Par exemple, je ne sais pas s’il est possible de positionner l’onglet du code dans la moitié supérieure de l’écran, et les résultats dans l’autre moitié. </text:span><text:span text:style-name="T5">Une configuration de haut bas (plutôt que de gauche à droite) par défaut aurait plus de sens.</text:span></text:p>
      <text:p text:style-name="P5">2) <text:span text:style-name="T7">Mon code sur Spyder ne reconnaît pas de fichiers externes. </text:span><text:span text:style-name="T6">J</text:span><text:span text:style-name="T1">’ai appliqué exactement le même programme sur Jupyter et Spyder, dans le même répertoire, mais Spyder n’a pas reconnu le fichier que je voulais analyser en corpus. </text:span><text:span text:style-name="T7">Pour cela, les résultats sont nuls, et le corpus n’est pas analysable.</text:span></text:p>
      <text:p text:style-name="P3">3) <text:span text:style-name="T8">Je ne suis pas parvenu à relier di</text:span><text:span text:style-name="T10">vers</text:span><text:span text:style-name="T8"> fichiers entre eux. J’ai pourtant essayé d’importer le fichier ou d’utiliser la fonction « exec() », mais les fichiers ne sont pas reconnus. </text:span><text:span text:style-name="T9">De plus, lorsque j’ai souhaité créer un projet, je rentrai un nom mais il ne se créait nul part. </text:span><text:span text:style-name="T10">Pour cela, il est compliqué de travailler sur un code long, sans pouvoir le segmenter facilement.</text:span></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4T15:37:58.878000000</meta:creation-date>
    <dc:date>2024-02-04T16:19:58.020000000</dc:date>
    <meta:editing-duration>PT41M55S</meta:editing-duration>
    <meta:editing-cycles>14</meta:editing-cycles>
    <meta:generator>LibreOffice/7.6.0.3$Windows_X86_64 LibreOffice_project/69edd8b8ebc41d00b4de3915dc82f8f0fc3b6265</meta:generator>
    <meta:document-statistic meta:table-count="0" meta:image-count="0" meta:object-count="0" meta:page-count="1" meta:paragraph-count="12" meta:word-count="361" meta:character-count="2180" meta:non-whitespace-character-count="1831"/>
  </office:meta>
</office:document-meta>
</file>